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325in"/>
    </style:style>
    <style:style style:name="Table1.B" style:family="table-column">
      <style:table-column-properties style:column-width="1.375in"/>
    </style:style>
    <style:style style:name="Table1.C" style:family="table-column">
      <style:table-column-properties style:column-width="3.4375in"/>
    </style:style>
    <style:style style:name="Table1.D" style:family="table-column">
      <style:table-column-properties style:column-width="0.7361in"/>
    </style:style>
    <style:style style:name="Table1.1" style:family="table-row">
      <style:table-row-properties style:keep-together="true" fo:keep-together="auto"/>
    </style:style>
    <style:style style:name="Table1.A1" style:family="table-cell">
      <style:table-cell-properties style:vertical-align="top" style:border-line-width-bottom="0.0007in 0.0347in 0.0007in" fo:padding-left="0.075in" fo:padding-right="0.075in" fo:padding-top="0in" fo:padding-bottom="0in" fo:border-left="0.0139in solid #000000" fo:border-right="none" fo:border-top="0.0139in solid #000000" fo:border-bottom="0.0361in double #000000" style:writing-mode="lr-tb"/>
    </style:style>
    <style:style style:name="Table1.B1" style:family="table-cell">
      <style:table-cell-properties style:vertical-align="top" style:border-line-width-bottom="0.0007in 0.0347in 0.0007in" fo:padding-left="0.075in" fo:padding-right="0.075in" fo:padding-top="0in" fo:padding-bottom="0in" fo:border-left="0.0069in solid #000000" fo:border-right="none" fo:border-top="0.0139in solid #000000" fo:border-bottom="0.0361in double #000000" style:writing-mode="lr-tb"/>
    </style:style>
    <style:style style:name="Table1.D1" style:family="table-cell">
      <style:table-cell-properties style:vertical-align="top" style:border-line-width-bottom="0.0007in 0.0347in 0.0007in" fo:padding-left="0.075in" fo:padding-right="0.075in" fo:padding-top="0in" fo:padding-bottom="0in" fo:border-left="0.0069in solid #000000" fo:border-right="0.0139in solid #000000" fo:border-top="0.0139in solid #000000" fo:border-bottom="0.0361in double #000000" style:writing-mode="lr-tb"/>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6.7in" table:align="margins" fo:keep-with-next="always" style:writing-mode="lr-tb"/>
    </style:style>
    <style:style style:name="Table3.A" style:family="table-column">
      <style:table-column-properties style:column-width="2.233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4" style:family="table">
      <style:table-properties style:width="6.7in" table:align="margins" fo:keep-with-next="always" style:writing-mode="lr-tb"/>
    </style:style>
    <style:style style:name="Table4.A" style:family="table-column">
      <style:table-column-properties style:column-width="2.233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7in" table:align="margins" style:writing-mode="lr-tb"/>
    </style:style>
    <style:style style:name="Table5.A" style:family="table-column">
      <style:table-column-properties style:column-width="2.233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6" style:family="table">
      <style:table-properties style:width="6.7in" table:align="margins" style:writing-mode="lr-tb"/>
    </style:style>
    <style:style style:name="Table6.A" style:family="table-column">
      <style:table-column-properties style:column-width="2.233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6.7in" table:align="margins" fo:keep-with-next="always" style:writing-mode="lr-tb"/>
    </style:style>
    <style:style style:name="Table7.A" style:family="table-column">
      <style:table-column-properties style:column-width="2.233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7in" table:align="margins" style:writing-mode="lr-tb"/>
    </style:style>
    <style:style style:name="Table8.A" style:family="table-column">
      <style:table-column-properties style:column-width="2.233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7in" table:align="margins" style:writing-mode="lr-tb"/>
    </style:style>
    <style:style style:name="Table9.A" style:family="table-column">
      <style:table-column-properties style:column-width="2.233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7in" table:align="margins" style:writing-mode="lr-tb"/>
    </style:style>
    <style:style style:name="Table10.A" style:family="table-column">
      <style:table-column-properties style:column-width="2.233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30" style:family="table">
      <style:table-properties style:width="6.7in" table:align="margins" style:writing-mode="lr-tb"/>
    </style:style>
    <style:style style:name="Table30.A" style:family="table-column">
      <style:table-column-properties style:column-width="2.2333in" style:rel-column-width="21845*"/>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13" style:family="table">
      <style:table-properties style:width="6.7in" table:align="margins" style:writing-mode="lr-tb"/>
    </style:style>
    <style:style style:name="Table13.A" style:family="table-column">
      <style:table-column-properties style:column-width="2.233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Table11" style:family="table">
      <style:table-properties style:width="6.7in" table:align="margins" style:writing-mode="lr-tb"/>
    </style:style>
    <style:style style:name="Table11.A" style:family="table-column">
      <style:table-column-properties style:column-width="2.233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2" style:family="table">
      <style:table-properties style:width="6.7in" table:align="margins" style:writing-mode="lr-tb"/>
    </style:style>
    <style:style style:name="Table2.A" style:family="table-column">
      <style:table-column-properties style:column-width="2.233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4" style:family="table">
      <style:table-properties style:width="6.7in" table:align="margins" style:writing-mode="lr-tb"/>
    </style:style>
    <style:style style:name="Table14.A" style:family="table-column">
      <style:table-column-properties style:column-width="2.233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15" style:family="table">
      <style:table-properties style:width="6.7in" table:align="margins" style:writing-mode="lr-tb"/>
    </style:style>
    <style:style style:name="Table15.A" style:family="table-column">
      <style:table-column-properties style:column-width="2.233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6.7in" table:align="margins" fo:keep-with-next="always" style:writing-mode="lr-tb"/>
    </style:style>
    <style:style style:name="Table16.A" style:family="table-column">
      <style:table-column-properties style:column-width="2.2333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0.0007in solid #000000" fo:border-top="none" fo:border-bottom="0.0007in solid #000000"/>
    </style:style>
    <style:style style:name="Table17" style:family="table">
      <style:table-properties style:width="6.7in" table:align="margins" fo:keep-with-next="always" style:writing-mode="lr-tb"/>
    </style:style>
    <style:style style:name="Table17.A" style:family="table-column">
      <style:table-column-properties style:column-width="2.233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0.0007in solid #000000" fo:border-top="none" fo:border-bottom="0.0007in solid #000000"/>
    </style:style>
    <style:style style:name="Table18" style:family="table">
      <style:table-properties style:width="6.7in" table:align="margins" style:writing-mode="lr-tb"/>
    </style:style>
    <style:style style:name="Table18.A" style:family="table-column">
      <style:table-column-properties style:column-width="2.233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7in" table:align="margins" style:writing-mode="lr-tb"/>
    </style:style>
    <style:style style:name="Table19.A" style:family="table-column">
      <style:table-column-properties style:column-width="2.233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7in" table:align="margins" style:writing-mode="lr-tb"/>
    </style:style>
    <style:style style:name="Table20.A" style:family="table-column">
      <style:table-column-properties style:column-width="2.2333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7in" table:align="margins" fo:keep-with-next="auto" style:writing-mode="lr-tb"/>
    </style:style>
    <style:style style:name="Table21.A" style:family="table-column">
      <style:table-column-properties style:column-width="2.233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Table22" style:family="table">
      <style:table-properties style:width="6.7in" table:align="margins" fo:keep-with-next="auto" style:writing-mode="lr-tb"/>
    </style:style>
    <style:style style:name="Table22.A" style:family="table-column">
      <style:table-column-properties style:column-width="2.233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0.0007in solid #000000" fo:border-top="none" fo:border-bottom="0.0007in solid #000000"/>
    </style:style>
    <style:style style:name="Table23" style:family="table">
      <style:table-properties style:width="6.7in" table:align="margins" fo:keep-with-next="always" style:writing-mode="lr-tb"/>
    </style:style>
    <style:style style:name="Table23.A" style:family="table-column">
      <style:table-column-properties style:column-width="2.233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0.0007in solid #000000" fo:border-top="none" fo:border-bottom="0.0007in solid #000000"/>
    </style:style>
    <style:style style:name="Table25" style:family="table">
      <style:table-properties style:width="6.7in" table:align="margins" fo:keep-with-next="always" style:writing-mode="lr-tb"/>
    </style:style>
    <style:style style:name="Table25.A" style:family="table-column">
      <style:table-column-properties style:column-width="2.233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0.0007in solid #000000" fo:border-top="none" fo:border-bottom="0.0007in solid #000000"/>
    </style:style>
    <style:style style:name="Table26" style:family="table">
      <style:table-properties style:width="6.7in" table:align="margins" fo:keep-with-next="always" style:writing-mode="lr-tb"/>
    </style:style>
    <style:style style:name="Table26.A" style:family="table-column">
      <style:table-column-properties style:column-width="2.233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6.7in" table:align="margins" fo:keep-with-next="always" style:writing-mode="lr-tb"/>
    </style:style>
    <style:style style:name="Table27.A" style:family="table-column">
      <style:table-column-properties style:column-width="2.233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0.0007in solid #000000" fo:border-top="none" fo:border-bottom="0.0007in solid #000000"/>
    </style:style>
    <style:style style:name="Table28" style:family="table">
      <style:table-properties style:width="6.7in" table:align="margins" fo:keep-with-next="always" style:writing-mode="lr-tb"/>
    </style:style>
    <style:style style:name="Table28.A" style:family="table-column">
      <style:table-column-properties style:column-width="2.233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0.0007in solid #000000" fo:border-top="none" fo:border-bottom="0.0007in solid #000000"/>
    </style:style>
    <style:style style:name="Table24" style:family="table">
      <style:table-properties style:width="6.7in" table:align="margins" fo:keep-with-next="always" style:writing-mode="lr-tb"/>
    </style:style>
    <style:style style:name="Table24.A" style:family="table-column">
      <style:table-column-properties style:column-width="2.2333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0.0007in solid #000000" fo:border-top="none" fo:border-bottom="0.0007in solid #000000"/>
    </style:style>
    <style:style style:name="Table29" style:family="table">
      <style:table-properties style:width="6.7in" table:align="margins" fo:keep-with-next="always" style:writing-mode="lr-tb"/>
    </style:style>
    <style:style style:name="Table29.A" style:family="table-column">
      <style:table-column-properties style:column-width="2.233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0.0007in solid #000000" fo:border-top="none" fo:border-bottom="0.0007in solid #000000"/>
    </style:style>
    <style:style style:name="Table31" style:family="table">
      <style:table-properties style:width="6.7in" table:align="margins" fo:keep-with-next="auto" style:writing-mode="lr-tb"/>
    </style:style>
    <style:style style:name="Table31.A" style:family="table-column">
      <style:table-column-properties style:column-width="2.2333in" style:rel-column-width="21845*"/>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25in" style:type="center"/>
          <style:tab-stop style:position="6.6874in" style:type="right"/>
        </style:tab-stops>
      </style:paragraph-properties>
    </style:style>
    <style:style style:name="P2" style:family="paragraph" style:parent-style-name="ByLine">
      <style:paragraph-properties fo:margin-top="0.1701in" fo:margin-bottom="0.1in" fo:break-before="page"/>
    </style:style>
    <style:style style:name="P3" style:family="paragraph" style:parent-style-name="level_20_3_20_text">
      <style:paragraph-properties fo:margin-left="0.9374in" fo:margin-right="0in" fo:text-indent="0in" style:auto-text-indent="false"/>
    </style:style>
    <style:style style:name="P4" style:family="paragraph" style:parent-style-name="level_20_3_20_text">
      <style:paragraph-properties fo:margin-left="0.9374in" fo:margin-right="0in" fo:text-indent="0in" style:auto-text-indent="false"/>
      <style:text-properties style:font-name="Times New Roman"/>
    </style:style>
    <style:style style:name="P5" style:family="paragraph" style:parent-style-name="template">
      <style:text-properties fo:font-style="normal" style:font-style-asian="normal" style:font-style-complex="normal"/>
    </style:style>
    <style:style style:name="P6" style:family="paragraph" style:parent-style-name="Title">
      <style:text-properties fo:font-size="28pt" style:font-size-asian="28pt" style:font-size-complex="28pt"/>
    </style:style>
    <style:style style:name="P7" style:family="paragraph" style:parent-style-name="Contents_20_2">
      <style:paragraph-properties>
        <style:tab-stops>
          <style:tab-stop style:position="6.5in" style:type="right" style:leader-style="dotted" style:leader-text="."/>
          <style:tab-stop style:position="6.7in" style:type="right" style:leader-style="dotted" style:leader-text="."/>
        </style:tab-stops>
      </style:paragraph-properties>
    </style:style>
    <style:style style:name="P8" style:family="paragraph" style:parent-style-name="Contents_20_1">
      <style:paragraph-properties>
        <style:tab-stops>
          <style:tab-stop style:position="0.25in"/>
          <style:tab-stop style:position="6.5in" style:type="right" style:leader-style="dotted" style:leader-text="."/>
          <style:tab-stop style:position="6.7in" style:type="right" style:leader-style="dotted" style:leader-text="."/>
        </style:tab-stops>
      </style:paragraph-properties>
    </style:style>
    <style:style style:name="P9" style:family="paragraph" style:parent-style-name="Standard">
      <style:text-properties style:font-name="Times New Roman" fo:language="zxx" fo:country="none" fo:font-weight="bold" style:language-asian="zxx" style:country-asian="none" style:font-weight-asian="bold"/>
    </style:style>
    <style:style style:name="P10" style:family="paragraph" style:parent-style-name="Standard">
      <style:text-properties fo:font-weight="bold" style:font-weight-asian="bold"/>
    </style:style>
    <style:style style:name="P11" style:family="paragraph" style:parent-style-name="Standard">
      <style:paragraph-properties fo:margin-top="0.028in" fo:margin-bottom="0.028in" style:snap-to-layout-grid="false"/>
    </style:style>
    <style:style style:name="P12" style:family="paragraph" style:parent-style-name="Standard">
      <style:paragraph-properties fo:margin-top="0.028in" fo:margin-bottom="0.028in" style:snap-to-layout-grid="false"/>
      <style:text-properties fo:font-weight="bold" style:font-weight-asian="bold"/>
    </style:style>
    <style:style style:name="P13" style:family="paragraph" style:parent-style-name="Title">
      <style:paragraph-properties fo:margin-top="0in" fo:margin-bottom="0.278in"/>
      <style:text-properties fo:font-size="20pt" style:font-size-asian="20pt"/>
    </style:style>
    <style:style style:name="P14" style:family="paragraph" style:parent-style-name="template">
      <style:paragraph-properties fo:break-before="page"/>
      <style:text-properties fo:font-style="normal" style:font-style-asian="normal" style:font-style-complex="normal"/>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fo:font-weight="normal" style:font-weight-asian="normal" style:font-weight-complex="normal"/>
    </style:style>
    <style:style style:name="P17" style:family="paragraph" style:parent-style-name="level_20_4">
      <style:paragraph-properties fo:margin-left="0in" fo:margin-right="0in" fo:text-indent="0in" style:auto-text-indent="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keep-with-next="always"/>
    </style:style>
    <style:style style:name="P20" style:family="paragraph" style:parent-style-name="Table_20_Contents">
      <style:paragraph-properties fo:keep-with-next="always"/>
      <style:text-properties fo:font-weight="bold" style:font-weight-asian="bold" style:font-weight-complex="bold"/>
    </style:style>
    <style:style style:name="P21" style:family="paragraph" style:parent-style-name="Text_20_body" style:list-style-name="WW8Num2"/>
    <style:style style:name="P22" style:family="paragraph" style:parent-style-name="Text_20_body" style:list-style-name="WW8Num3"/>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2">
      <style:paragraph-properties fo:margin-left="0.5in" fo:margin-right="0in" fo:text-indent="-0.25in" style:auto-text-indent="false"/>
    </style:style>
    <style:style style:name="P29" style:family="paragraph" style:parent-style-name="Heading_20_1" style:master-page-name="MyHeader1">
      <style:paragraph-properties style:page-number="1" fo:break-before="page"/>
    </style:style>
    <style:style style:name="P30" style:family="paragraph" style:parent-style-name="template" style:list-style-name="L7">
      <style:text-properties fo:font-style="normal" style:font-style-asian="normal" style:font-style-complex="normal"/>
    </style:style>
    <style:style style:name="P31" style:family="paragraph" style:parent-style-name="line" style:master-page-name="First_20_Page">
      <style:paragraph-properties style:page-number="auto"/>
    </style:style>
    <style:style style:name="P32" style:family="paragraph" style:parent-style-name="Table_20_Contents">
      <style:paragraph-properties fo:keep-with-next="always"/>
    </style:style>
    <style:style style:name="P33" style:family="paragraph" style:parent-style-name="Table_20_Contents">
      <style:paragraph-properties fo:keep-with-next="always"/>
      <style:text-properties fo:font-weight="bold" style:font-weight-asian="bold" style:font-weight-complex="bold"/>
    </style:style>
    <style:style style:name="T1" style:family="text">
      <style:text-properties fo:font-style="normal" style:font-style-asian="normal"/>
    </style:style>
    <style:style style:name="T2" style:family="text">
      <style:text-properties fo:font-style="normal" style:font-style-asian="normal" style:font-size-complex="11pt"/>
    </style:style>
    <style:style style:name="T3" style:family="text">
      <style:text-properties fo:language="zxx" fo:country="none" style:language-asian="zxx" style:country-asian="none" style:font-size-complex="11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Version"/>
        <text:variable-decl office:value-type="string" text:name="Projec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variable-set text:name="Project" text:display="none" text:formula="ooow:The OpenBowling Project" office:value-type="string" office:string-value="The OpenBowling Project"/> <text:variable-set text:name="Version" text:display="none" text:formula="ooow:0.xx" office:value-type="string" office:string-value="0.xx"/></text:p>
      <text:p text:style-name="line"/>
      <text:p text:style-name="Title">Software Requirements Specification</text:p>
      <text:p text:style-name="P13">For</text:p>
      <text:p text:style-name="P6"><text:variable-get text:name="Project" office:value-type="string">The OpenBowling Project</text:variable-get></text:p>
      <text:p text:style-name="ByLine">Version <text:variable-get text:name="Version" office:value-type="string">0.xx</text:variable-get></text:p>
      <text:p text:style-name="ByLine">Prepared by Matt Mead</text:p>
      <text:p text:style-name="ByLine">Nov. 11, 2009</text:p>
      <text:p text:style-name="P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5in" style:leader-char=" " style:with-tab="false"/>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335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OCentry"/>
          </text:index-source-styles>
        </text:table-of-content-source>
        <text:index-body>
          <text:p text:style-name="P8">1. Introduction<text:tab/>1</text:p>
          <text:p text:style-name="P7">1.1 Purpose <text:tab/>1</text:p>
          <text:p text:style-name="P7">1.2 Document Conventions<text:tab/>1</text:p>
          <text:p text:style-name="P7">1.3 Intended Audience and Reading Suggestions<text:tab/>1</text:p>
          <text:p text:style-name="P7">1.4 Project Scope<text:tab/>1</text:p>
          <text:p text:style-name="P7">1.5 References<text:tab/>2</text:p>
          <text:p text:style-name="P8">2. Overall Description<text:tab/>2</text:p>
          <text:p text:style-name="P7">2.1 Product Perspective<text:tab/>2</text:p>
          <text:p text:style-name="P7">2.2 Product Features<text:tab/>2</text:p>
          <text:p text:style-name="P7">2.3 User Classes and Characteristics<text:tab/>3</text:p>
          <text:p text:style-name="P7">2.4 Operating Environment<text:tab/>3</text:p>
          <text:p text:style-name="P7">2.5 Design and Implementation Constraints<text:tab/>3</text:p>
          <text:p text:style-name="P7">2.6 User Documentation<text:tab/>3</text:p>
          <text:p text:style-name="P7">2.7 Assumptions and Dependencies<text:tab/>3</text:p>
          <text:p text:style-name="P8">3. System Features<text:tab/>3</text:p>
          <text:p text:style-name="P7">3.1 System Feature 1<text:tab/>4</text:p>
          <text:p text:style-name="P7">3.2 System Feature 2 (and so on)<text:tab/>4</text:p>
          <text:p text:style-name="P8">4. External Interface Requirements<text:tab/>4</text:p>
          <text:p text:style-name="P7">4.1 User Interfaces<text:tab/>4</text:p>
          <text:p text:style-name="P7">4.2 Hardware Interfaces<text:tab/>4</text:p>
          <text:p text:style-name="P7">4.3 Software Interfaces<text:tab/>5</text:p>
          <text:p text:style-name="P7">4.4 Communications Interfaces<text:tab/>5</text:p>
          <text:p text:style-name="P8">5. Other Nonfunctional Requirements<text:tab/>5</text:p>
          <text:p text:style-name="P7">5.1 Performance Requirements<text:tab/>5</text:p>
          <text:p text:style-name="P7">5.2 Safety Requirements<text:tab/>5</text:p>
          <text:p text:style-name="P7">5.3 Security Requirements<text:tab/>5</text:p>
          <text:p text:style-name="P7">5.4 Software Quality Attributes<text:tab/>6</text:p>
          <text:p text:style-name="P8">6. Other Requirements<text:tab/>6</text:p>
        </text:index-body>
      </text:table-of-content>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Name</text:p>
          </table:table-cell>
          <table:table-cell table:style-name="Table1.B1" office:value-type="string">
            <text:p text:style-name="P12">Date</text:p>
          </table:table-cell>
          <table:table-cell table:style-name="Table1.B1" office:value-type="string">
            <text:p text:style-name="P12">Reason For Changes</text:p>
          </table:table-cell>
          <table:table-cell table:style-name="Table1.D1" office:value-type="string">
            <text:p text:style-name="P12">Version</text:p>
          </table:table-cell>
        </table:table-row>
        <table:table-row table:style-name="Table1.1">
          <table:table-cell table:style-name="Table1.A2" office:value-type="string">
            <text:p text:style-name="P11">Matt Mead</text:p>
          </table:table-cell>
          <table:table-cell table:style-name="Table1.B2" office:value-type="string">
            <text:p text:style-name="P11">MM/DD/YYYY</text:p>
          </table:table-cell>
          <table:table-cell table:style-name="Table1.B2" office:value-type="string">
            <text:p text:style-name="P11">Original Release</text:p>
          </table:table-cell>
          <table:table-cell table:style-name="Table1.D2" office:value-type="string">
            <text:p text:style-name="P11">0.xx</text:p>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row>
      </table:table>
      <text:p text:style-name="P10"/>
      <text:h text:style-name="P29" text:outline-level="1">Introduction</text:h>
      <text:h text:style-name="Heading_20_2" text:outline-level="2">Purpose </text:h>
      <text:p text:style-name="Text_20_body">This document defines the requirements for The Open Source Bowling Project. <text:s/>This is a bowling scorer project for small to medium size bowling centers. <text:s/>This product will read the standing bowling pins after each ball, display the scores to the bowlers and send the bowling data to the front desk for billing or printing, etc. <text:s/></text:p>
      <text:p text:style-name="Text_20_body"/>
      <text:p text:style-name="Text_20_body">This is an Open Source project and will be distributed under a common Open Source public license.</text:p>
      <text:h text:style-name="Heading_20_2" text:outline-level="2">Document Conventions</text:h>
      <text:p text:style-name="Text_20_body">The requirements listed in this document will use the term “shall”. <text:s/>The terms “will” or “should” or “must” shall not be used in the requirement text. <text:s/>The requirements will use a unique sequence numbering system for each requirement identifier. <text:s/>The requirement identifiers shall be used in other documents and software to reference, verify and test the requirement functionality.</text:p>
      <text:p text:style-name="Text_20_body"/>
      <text:p text:style-name="Text_20_body">Each requirement will have the following attributes:</text:p>
      <text:list xml:id="list37332516" text:style-name="WW8Num2">
        <text:list-item>
          <text:p text:style-name="P21">Requirement Identifier (SRS-xxxx)</text:p>
        </text:list-item>
        <text:list-item>
          <text:p text:style-name="P21">Requirement Text (clear, specific and can stand alone)</text:p>
        </text:list-item>
        <text:list-item>
          <text:p text:style-name="P21">Rationale (why the requirement is necessary)</text:p>
        </text:list-item>
        <text:list-item>
          <text:p text:style-name="P21">Priority (1 – 5: 1 = really important (must have); 5 = nice to have)</text:p>
        </text:list-item>
      </text:list>
      <text:h text:style-name="Heading_20_2" text:outline-level="2">Intended Audience and Reading Suggestions</text:h>
      <text:p text:style-name="Text_20_body">This document is intended mainly for developers and potentially for customers / users, such as bowling center proprietors, mechanics, etc. <text:s/>All requirements must be linked to the design document(s). <text:s/>The requirement sections below may be difficult to read, but are very necessary to capture “what” the system is suppose to do. <text:s/>The design document(s) will define “how” the system will work.</text:p>
      <text:h text:style-name="Heading_20_2" text:outline-level="2">Project Scope</text:h>
      <text:p text:style-name="Text_20_body"><text:span text:style-name="T1">This is a </text:span><text:span text:style-name="T2">bowling scorer project for small to medium size bowling centers that may not have automated scoring. <text:s/>The project will consist of 4 different hardware components:</text:span></text:p>
      <text:list xml:id="list37312402" text:style-name="WW8Num3">
        <text:list-item>
          <text:p text:style-name="P22">Pinsetter Interface / Scorer</text:p>
        </text:list-item>
        <text:list-item>
          <text:p text:style-name="P22">Upper Display</text:p>
        </text:list-item>
        <text:list-item>
          <text:p text:style-name="P22">Lower Display / User Input</text:p>
        </text:list-item>
        <text:list-item>
          <text:p text:style-name="P22"><text:soft-page-break/>Front Desk</text:p>
        </text:list-item>
      </text:list>
      <text:p text:style-name="Text_20_body"/>
      <text:p text:style-name="Text_20_body">The Pinsetter Interface / Scorer device (Scorer) will be located on the capping between 2 pinsetters of a lane pair. <text:s/>The Scorer will be able to verify when a ball was thrown and which pins remain standing (after the ball was thrown but before the pins are raked).</text:p>
      <text:p text:style-name="Text_20_body"/>
      <text:p text:style-name="Text_20_body">The Upper Display device (Upper) will be located over the lane and above the approach (hanging from the ceiling). <text:s/>This allows the bowlers to see the current scores or other items that may be displayed. <text:s/>The display will probably be a flat screen LCD TV or equivalent device.</text:p>
      <text:p text:style-name="Text_20_body"/>
      <text:p text:style-name="Text_20_body">The Lower Display / User Input device (Lower) will be located behind the ball return and possibly at a table were the bowlers can sit and enter their data (bowler name, etc). <text:s/>It will probably have a touch screen similar to a Point-Of-Sale device or some equivalent mechanism to enter data.</text:p>
      <text:p text:style-name="Text_20_body"/>
      <text:p text:style-name="Text_20_body">The Front Desk device (Front) will be used to turn on / off the scorers, uppers and lowers. <text:s/>It will collect the bowling game data when requested.</text:p>
      <text:p text:style-name="Text_20_body"/>
      <text:p text:style-name="Text_20_body">The Uppers and Lowers will probably have an overlapping software code base for items like graphics, since they both have displays.</text:p>
      <text:p text:style-name="Text_20_body"/>
      <text:p text:style-name="Text_20_body"><text:span text:style-name="T1">For more information, refer to </text:span><text:span text:style-name="T3">The Open Source Bowling Project</text:span><text:span text:style-name="T1"> Scope document.</text:span></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15">This is a new product. <text:s/>To our knowledge no other company has developed or release a bowling scorer like this concept. <text:s/>This product is not intended to compete with commercial products from large companies like QubicaAMF, Brunswick, Steltronic, etc. <text:s/>This product should be designed to be as hardware (motherboards, touch screens, camera, etc) independent as possible, so the hardware can be updated or replaced with a different brand or model and still function properly. <text:s/>The intent is to allow small bowling centers to purchase the hardware as needed and when their budget permits to eventually (over time) update a lane or lane pair until all of the lanes have automatic scoring.</text:p>
      <text:h text:style-name="Heading_20_2" text:outline-level="2"><text:soft-page-break/>Product Features</text:h>
      <text:p text:style-name="Text_20_body">The major features include the following:</text:p>
      <text:list xml:id="list37331955" text:style-name="L1">
        <text:list-item>
          <text:p text:style-name="P23">Register bowlers by name</text:p>
        </text:list-item>
        <text:list-item>
          <text:p text:style-name="P23">Register when a ball is thrown</text:p>
        </text:list-item>
        <text:list-item>
          <text:p text:style-name="P23">Sense the standing pins after each ball thrown</text:p>
        </text:list-item>
        <text:list-item>
          <text:p text:style-name="P23">Score the game</text:p>
        </text:list-item>
        <text:list-item>
          <text:p text:style-name="P23">Display the scores for each bowler</text:p>
        </text:list-item>
      </text:list>
      <text:p text:style-name="Text_20_body">See section <text:bookmark-ref text:reference-format="number-all-superior" text:ref-name="__RefNumPara__40464382">3.</text:bookmark-ref><text:bookmark-ref text:reference-format="text" text:ref-name="__RefNumPara__40464382">System Features</text:bookmark-ref> for details.</text:p>
      <text:h text:style-name="Heading_20_2" text:outline-level="2">User Classes and Characteristics</text:h>
      <text:p text:style-name="P16">Most of the users will be unskilled in software or technical aspects of this project. <text:s/>This should be kept in mind during the development process.</text:p>
      <text:p text:style-name="Text_20_body"><text:span text:style-name="T4">Bowler</text:span>: The largest user. <text:s/>Enter names and other user info if needed. <text:s/>Make score corrections when necessary. <text:s/>Select available options for the bowling session. <text:s/>Future options may include IM or texting other bowlers on different lanes or over the internet (if the bowling center has internet access). <text:s/>Saving scoresheets to a handheld device is another potential future option. <text:s/>Other options will be added after the initial development is competed.</text:p>
      <text:p text:style-name="Text_20_body"><text:span text:style-name="T4">Front Desk Personnel</text:span>: <text:s/>Turn the scorers on/off. <text:s/>Collect the games / balls thrown for payment. <text:s/>Upper / TV controlling (volume, channel, etc). <text:s/>Reset the scorer software or reboot the unit in case of a problem (includes the pinsetter/scorer, Uppers and Lowers). Calibrate the pin spotter cameras and software, if needed.</text:p>
      <text:p text:style-name="Text_20_body"><text:span text:style-name="T4">Mechanic</text:span> (occasional user): general maintenance, troubleshooting and repair. <text:s/>Utilities need to be in place to support troubleshooting. Calibrate the pin spotter cameras and software, when needed.</text:p>
      <text:p text:style-name="Text_20_body"><text:span text:style-name="T4">Installers</text:span> (one time user): <text:s/>Install power outlets if needed (electrician). <text:s/>Mount the hardware devices according to the installation instructions. <text:s/>Load the software on the devices. <text:s/>Install and connect all Ethernet cables and switches. <text:s/>Calibrate the pin spotter cameras and software. <text:s/>Test all of the installed devices (run BIT software and do connectivity testing).</text:p>
      <text:p text:style-name="Text_20_body"><text:span text:style-name="T4">Software Updater </text:span><text:span text:style-name="T5">(from internet or front desk): Update the core software when new releases are available.</text:span></text:p>
      <text:h text:style-name="Heading_20_2" text:outline-level="2">Operating Environment</text:h>
      <text:p text:style-name="Text_20_body"><text:span text:style-name="T4">General</text:span>: The system will be indoors. <text:s/>There will be vibration from several mechanical devices (pinsetters, ball returns, bowlers hitting the devices, etc), so the equipment will need to withstand the hazards. <text:s/>Because of this, there should be no moving or spinning parts (hard drives, CDs or DVDs, etc). <text:s/>Many bowling centers are rather smokey.</text:p>
      <text:p text:style-name="Text_20_body"><text:span text:style-name="T4">Computer Devices</text:span>: The computer platform will be mini-ITX or micro-ATX form factor (or others in the future). <text:s/>It would be optimal to be fanless. <text:s/>The software should support different CPU manufacturers especially the main manufactures for the form factors chosen (Intel, AMD, VIA). <text:s/>The operating system will need to sample the hardware and load the proper drivers. <text:s/>This will be a <text:soft-page-break/>Linux system with a live CD (Knoppix) type of startup sequence. <text:s/>Some bowling centers don't have good air conditioning, so the computers need to run cool.</text:p>
      <text:h text:style-name="Heading_20_2" text:outline-level="2">Design and Implementation Constraints</text:h>
      <text:list xml:id="list37316003" text:style-name="L2">
        <text:list-item>
          <text:p text:style-name="P28">The software will be developed in C / C++ since almost all microprocessors have compilers for those languages.</text:p>
        </text:list-item>
        <text:list-item>
          <text:p text:style-name="P28">3D graphics are planned for the Uppers and Lowers, so a decent graphics card / chip set will be needed. <text:s/>OpenGL will be used for the 3D graphics.</text:p>
        </text:list-item>
      </text:list>
      <text:list xml:id="list37329961" text:style-name="L3">
        <text:list-item>
          <text:p text:style-name="P24">The software should be designed for 32 or 64 bit processors and little or big endian processors</text:p>
        </text:list-item>
        <text:list-item>
          <text:p text:style-name="P24">The system should be reliable and small, so Linux will be used as the operating system.</text:p>
        </text:list-item>
        <text:list-item>
          <text:p text:style-name="P24">The system will be similar to a live CD (Knoppix) type of startup sequence to sample the hardware and load the correct drivers.</text:p>
        </text:list-item>
        <text:list-item>
          <text:p text:style-name="P24">Memory: 500MB minimum to support the OS and applications.</text:p>
        </text:list-item>
        <text:list-item>
          <text:p text:style-name="P24">There will be an Interface Control Document (ICD) to capture the communication protocol.</text:p>
        </text:list-item>
        <text:list-item>
          <text:p text:style-name="P24">Qt will be used for the graphics. <text:s/>This will give a standard look to all of the screens regardless of the target or host development platforms.</text:p>
        </text:list-item>
      </text:list>
      <text:h text:style-name="Heading_20_2" text:outline-level="2">User Documentation</text:h>
      <text:p text:style-name="Text_20_body">There will be an installers guide located in the same location as this document.</text:p>
      <text:p text:style-name="Text_20_body">A wiki will be created at Google.</text:p>
      <text:p text:style-name="Text_20_body">A user forum will be created at the project web site.</text:p>
      <text:h text:style-name="Heading_20_2" text:outline-level="2">Assumptions and Dependencies</text:h>
      <text:p text:style-name="Text_20_body">Known open source dependencies: <text:s/>Grub, Linux kernel, Morphix / Knoppix (or other Linux distro), OpenGL, XML parser (expat or libxml2), Qt,</text:p>
      <text:p text:style-name="Text_20_body">It is assumed that pinsetter control is outside this project and this project will not affect the pinsetter operation. <text:s/>League management is also outside this project along with center management and any type of Point-Of-Sale (POS) system.</text:p>
      <text:h text:style-name="Heading_20_1" text:outline-level="1"><text:bookmark-start text:name="__RefNumPara__40464382"/>System Features<text:bookmark-end text:name="__RefNumPara__40464382"/></text:h>
      <text:p text:style-name="Text_20_body">This section holds the system feature requirements. <text:s/>The priority is from 1 to 5 (1 = highest, 5 = lowest).</text:p>
      <text:h text:style-name="Heading_20_2" text:outline-level="2"><text:soft-page-break/>Pinsetter</text:h>
      <text:p text:style-name="Text_20_body">The pinsetter feature recognizes when a ball is thrown and which pins remain standing.</text:p>
      <table:table table:name="Table3" table:style-name="Table3">
        <table:table-column table:style-name="Table3.A" table:number-columns-repeated="3"/>
        <table:table-row>
          <table:table-cell table:style-name="Table3.A1" office:value-type="string">
            <text:p text:style-name="P18">SRS-????</text:p>
          </table:table-cell>
          <table:table-cell table:style-name="Table3.A1" office:value-type="string">
            <text:p text:style-name="Table_20_Contents">Priority: 1</text:p>
          </table:table-cell>
          <table:table-cell table:style-name="Table3.C1" office:value-type="string">
            <text:p text:style-name="Table_20_Contents"/>
          </table:table-cell>
        </table:table-row>
        <table:table-row>
          <table:table-cell table:style-name="Table3.A2" table:number-columns-spanned="3" office:value-type="string">
            <text:p text:style-name="Table_20_Contents"><text:span text:style-name="T4">Text</text:span>: The pinsetter device shall determine when a ball is thrown.</text:p>
          </table:table-cell>
          <table:covered-table-cell/>
          <table:covered-table-cell/>
        </table:table-row>
        <table:table-row>
          <table:table-cell table:style-name="Table3.A2" table:number-columns-spanned="3" office:value-type="string">
            <text:p text:style-name="Table_20_Contents"><text:span text:style-name="T4">Rationale</text:span>: The ball or rake will determine when the pins should be analyzed. <text:s/>This is a critical requirement.</text:p>
          </table:table-cell>
          <table:covered-table-cell/>
          <table:covered-table-cell/>
        </table:table-row>
      </table:table>
      <text:p text:style-name="Text_20_body"/>
      <table:table table:name="Table4" table:style-name="Table4">
        <table:table-column table:style-name="Table4.A" table:number-columns-repeated="3"/>
        <table:table-row>
          <table:table-cell table:style-name="Table4.A1" office:value-type="string">
            <text:p text:style-name="P18">SRS-????</text:p>
          </table:table-cell>
          <table:table-cell table:style-name="Table4.A1" office:value-type="string">
            <text:p text:style-name="Table_20_Contents">Priority: 1</text:p>
          </table:table-cell>
          <table:table-cell table:style-name="Table4.C1" office:value-type="string">
            <text:p text:style-name="Table_20_Contents"/>
          </table:table-cell>
        </table:table-row>
        <table:table-row>
          <table:table-cell table:style-name="Table4.A2" table:number-columns-spanned="3" office:value-type="string">
            <text:p text:style-name="Table_20_Contents"><text:span text:style-name="T4">Text</text:span>: The pinsetter device shall determine which pins are standing after a ball is thrown.</text:p>
          </table:table-cell>
          <table:covered-table-cell/>
          <table:covered-table-cell/>
        </table:table-row>
        <table:table-row>
          <table:table-cell table:style-name="Table4.A2" table:number-columns-spanned="3" office:value-type="string">
            <text:p text:style-name="Table_20_Contents"><text:span text:style-name="T4">Rationale</text:span>: The camera will need to take a picture and process it to determine if a pin is standing or fallen. <text:s/>This is a critical requirement.</text:p>
          </table:table-cell>
          <table:covered-table-cell/>
          <table:covered-table-cell/>
        </table:table-row>
      </table:table>
      <text:p text:style-name="P17"/>
      <table:table table:name="Table5" table:style-name="Table5">
        <table:table-column table:style-name="Table5.A" table:number-columns-repeated="3"/>
        <table:table-row>
          <table:table-cell table:style-name="Table5.A1" office:value-type="string">
            <text:p text:style-name="P18">SRS-????</text:p>
          </table:table-cell>
          <table:table-cell table:style-name="Table5.A1" office:value-type="string">
            <text:p text:style-name="Table_20_Contents">Priority: 4</text:p>
          </table:table-cell>
          <table:table-cell table:style-name="Table5.C1" office:value-type="string">
            <text:p text:style-name="Table_20_Contents"/>
          </table:table-cell>
        </table:table-row>
        <table:table-row>
          <table:table-cell table:style-name="Table5.A2" table:number-columns-spanned="3" office:value-type="string">
            <text:p text:style-name="Table_20_Contents"><text:span text:style-name="T4">Text</text:span>: The pinsetter device shall be mounted within 5 feet of the pinsetter(s) being monitored.</text:p>
          </table:table-cell>
          <table:covered-table-cell/>
          <table:covered-table-cell/>
        </table:table-row>
        <table:table-row>
          <table:table-cell table:style-name="Table5.A2" table:number-columns-spanned="3" office:value-type="string">
            <text:p text:style-name="Table_20_Contents"><text:span text:style-name="T4">Rationale</text:span>: The device needs to be close to the pinsetters to lower confusion with the mechanic or anyone troubleshooting the system.</text:p>
          </table:table-cell>
          <table:covered-table-cell/>
          <table:covered-table-cell/>
        </table:table-row>
      </table:table>
      <text:p text:style-name="P3"/>
      <table:table table:name="Table6" table:style-name="Table6">
        <table:table-column table:style-name="Table6.A" table:number-columns-repeated="3"/>
        <table:table-row>
          <table:table-cell table:style-name="Table6.A1" office:value-type="string">
            <text:p text:style-name="P18">SRS-????</text:p>
          </table:table-cell>
          <table:table-cell table:style-name="Table6.A1" office:value-type="string">
            <text:p text:style-name="Table_20_Contents">Priority: 1</text:p>
          </table:table-cell>
          <table:table-cell table:style-name="Table6.C1" office:value-type="string">
            <text:p text:style-name="Table_20_Contents"/>
          </table:table-cell>
        </table:table-row>
        <table:table-row>
          <table:table-cell table:style-name="Table6.A2" table:number-columns-spanned="3" office:value-type="string">
            <text:p text:style-name="Table_20_Contents"><text:span text:style-name="T4">Text</text:span>: The pinsetter device shall communicate with other devices using the protocol defined in the ICD.</text:p>
          </table:table-cell>
          <table:covered-table-cell/>
          <table:covered-table-cell/>
        </table:table-row>
        <table:table-row>
          <table:table-cell table:style-name="Table6.A2" table:number-columns-spanned="3" office:value-type="string">
            <text:p text:style-name="Table_20_Contents"><text:span text:style-name="T4">Rationale</text:span>: The ICD will contain the interface standards for all of the devices connected to the system.</text:p>
          </table:table-cell>
          <table:covered-table-cell/>
          <table:covered-table-cell/>
        </table:table-row>
      </table:table>
      <text:p text:style-name="P4"/>
      <table:table table:name="Table7" table:style-name="Table7">
        <table:table-column table:style-name="Table7.A" table:number-columns-repeated="3"/>
        <table:table-row>
          <table:table-cell table:style-name="Table7.A1" office:value-type="string">
            <text:p text:style-name="P20">SRS-????</text:p>
          </table:table-cell>
          <table:table-cell table:style-name="Table7.A1" office:value-type="string">
            <text:p text:style-name="P19">Priority: 1</text:p>
          </table:table-cell>
          <table:table-cell table:style-name="Table7.C1" office:value-type="string">
            <text:p text:style-name="P19"/>
          </table:table-cell>
        </table:table-row>
        <table:table-row>
          <table:table-cell table:style-name="Table7.A2" table:number-columns-spanned="3" office:value-type="string">
            <text:p text:style-name="P19"><text:span text:style-name="T4">Text</text:span>: </text:p>
          </table:table-cell>
          <table:covered-table-cell/>
          <table:covered-table-cell/>
        </table:table-row>
        <table:table-row>
          <table:table-cell table:style-name="Table7.A2" table:number-columns-spanned="3" office:value-type="string">
            <text:p text:style-name="Table_20_Contents"><text:span text:style-name="T4">Rationale</text:span>: </text:p>
          </table:table-cell>
          <table:covered-table-cell/>
          <table:covered-table-cell/>
        </table:table-row>
      </table:table>
      <text:p text:style-name="P3"/>
      <table:table table:name="Table8" table:style-name="Table8">
        <table:table-column table:style-name="Table8.A" table:number-columns-repeated="3"/>
        <table:table-row>
          <table:table-cell table:style-name="Table8.A1" office:value-type="string">
            <text:p text:style-name="P20">SRS-????</text:p>
          </table:table-cell>
          <table:table-cell table:style-name="Table8.A1" office:value-type="string">
            <text:p text:style-name="P19">Priority: 1</text:p>
          </table:table-cell>
          <table:table-cell table:style-name="Table8.C1" office:value-type="string">
            <text:p text:style-name="P19"/>
          </table:table-cell>
        </table:table-row>
        <table:table-row>
          <table:table-cell table:style-name="Table8.A2" table:number-columns-spanned="3" office:value-type="string">
            <text:p text:style-name="P19"><text:span text:style-name="T4">Text</text:span>: </text:p>
          </table:table-cell>
          <table:covered-table-cell/>
          <table:covered-table-cell/>
        </table:table-row>
        <table:table-row>
          <table:table-cell table:style-name="Table8.A2" table:number-columns-spanned="3" office:value-type="string">
            <text:p text:style-name="Table_20_Contents"><text:span text:style-name="T4">Rationale</text:span>: </text:p>
          </table:table-cell>
          <table:covered-table-cell/>
          <table:covered-table-cell/>
        </table:table-row>
      </table:table>
      <text:p text:style-name="P3"/>
      <table:table table:name="Table9" table:style-name="Table9">
        <table:table-column table:style-name="Table9.A" table:number-columns-repeated="3"/>
        <table:table-row>
          <table:table-cell table:style-name="Table9.A1" office:value-type="string">
            <text:p text:style-name="P20">SRS-????</text:p>
          </table:table-cell>
          <table:table-cell table:style-name="Table9.A1" office:value-type="string">
            <text:p text:style-name="P19">Priority: 1</text:p>
          </table:table-cell>
          <table:table-cell table:style-name="Table9.C1" office:value-type="string">
            <text:p text:style-name="P19"/>
          </table:table-cell>
        </table:table-row>
        <table:table-row>
          <table:table-cell table:style-name="Table9.A2" table:number-columns-spanned="3" office:value-type="string">
            <text:p text:style-name="P19"><text:span text:style-name="T4">Text</text:span>: </text:p>
          </table:table-cell>
          <table:covered-table-cell/>
          <table:covered-table-cell/>
        </table:table-row>
        <table:table-row>
          <table:table-cell table:style-name="Table9.A2" table:number-columns-spanned="3" office:value-type="string">
            <text:p text:style-name="Table_20_Contents"><text:span text:style-name="T4">Rationale</text:span>: </text:p>
          </table:table-cell>
          <table:covered-table-cell/>
          <table:covered-table-cell/>
        </table:table-row>
      </table:table>
      <text:p text:style-name="P3"/>
      <table:table table:name="Table10" table:style-name="Table10">
        <table:table-column table:style-name="Table10.A" table:number-columns-repeated="3"/>
        <table:table-row>
          <table:table-cell table:style-name="Table10.A1" office:value-type="string">
            <text:p text:style-name="P20">SRS-????</text:p>
          </table:table-cell>
          <table:table-cell table:style-name="Table10.A1" office:value-type="string">
            <text:p text:style-name="P19">Priority: 1</text:p>
          </table:table-cell>
          <table:table-cell table:style-name="Table10.C1" office:value-type="string">
            <text:p text:style-name="P19"/>
          </table:table-cell>
        </table:table-row>
        <table:table-row>
          <table:table-cell table:style-name="Table10.A2" table:number-columns-spanned="3" office:value-type="string">
            <text:p text:style-name="P19"><text:span text:style-name="T4">Text</text:span>: </text:p>
          </table:table-cell>
          <table:covered-table-cell/>
          <table:covered-table-cell/>
        </table:table-row>
        <table:table-row>
          <table:table-cell table:style-name="Table10.A2" table:number-columns-spanned="3" office:value-type="string">
            <text:p text:style-name="Table_20_Contents"><text:span text:style-name="T4">Rationale</text:span>: </text:p>
          </table:table-cell>
          <table:covered-table-cell/>
          <table:covered-table-cell/>
        </table:table-row>
      </table:table>
      <text:p text:style-name="P3"><text:soft-page-break/></text:p>
      <text:h text:style-name="Heading_20_2" text:outline-level="2">Scorer</text:h>
      <table:table table:name="Table12" table:style-name="Table12">
        <table:table-column table:style-name="Table12.A" table:number-columns-repeated="3"/>
        <table:table-row>
          <table:table-cell table:style-name="Table12.A1" office:value-type="string">
            <text:p text:style-name="P18">SRS-????</text:p>
          </table:table-cell>
          <table:table-cell table:style-name="Table12.A1" office:value-type="string">
            <text:p text:style-name="Table_20_Contents">Priority: 1</text:p>
          </table:table-cell>
          <table:table-cell table:style-name="Table12.C1" office:value-type="string">
            <text:p text:style-name="Table_20_Contents"/>
          </table:table-cell>
        </table:table-row>
        <table:table-row>
          <table:table-cell table:style-name="Table12.A2" table:number-columns-spanned="3" office:value-type="string">
            <text:p text:style-name="Table_20_Contents"><text:span text:style-name="T4">Text</text:span>: The scorer shall calculate ten (10) pin scoring. <text:s/>This is the default scoring game.</text:p>
          </table:table-cell>
          <table:covered-table-cell/>
          <table:covered-table-cell/>
        </table:table-row>
        <table:table-row>
          <table:table-cell table:style-name="Table12.A2" table:number-columns-spanned="3" office:value-type="string">
            <text:p text:style-name="Table_20_Contents"><text:span text:style-name="T4">Rationale</text:span>: This project will support 10 pin scoring as a default. <text:s/>Ten pin is the most common bowling game in the United States. <text:s/>Other scoring may be included later and this should be considered during the design process.</text:p>
          </table:table-cell>
          <table:covered-table-cell/>
          <table:covered-table-cell/>
        </table:table-row>
      </table:table>
      <text:p text:style-name="Standard"/>
      <table:table table:name="Table30" table:style-name="Table30">
        <table:table-column table:style-name="Table30.A" table:number-columns-repeated="3"/>
        <table:table-row>
          <table:table-cell table:style-name="Table30.A1" office:value-type="string">
            <text:p text:style-name="P18">SRS-????</text:p>
          </table:table-cell>
          <table:table-cell table:style-name="Table30.A1" office:value-type="string">
            <text:p text:style-name="Table_20_Contents">Priority: 1</text:p>
          </table:table-cell>
          <table:table-cell table:style-name="Table30.C1" office:value-type="string">
            <text:p text:style-name="Table_20_Contents"/>
          </table:table-cell>
        </table:table-row>
        <table:table-row>
          <table:table-cell table:style-name="Table30.A2" table:number-columns-spanned="3" office:value-type="string">
            <text:p text:style-name="Table_20_Contents"><text:span text:style-name="T4">Text</text:span>: The scorer shall read rulesets (ten-pin scoring or other specific rule-type games) as modules. </text:p>
          </table:table-cell>
          <table:covered-table-cell/>
          <table:covered-table-cell/>
        </table:table-row>
        <table:table-row>
          <table:table-cell table:style-name="Table30.A2" table:number-columns-spanned="3" office:value-type="string">
            <text:p text:style-name="Table_20_Contents"><text:span text:style-name="T4">Rationale</text:span>: Any method of scoring (game-type) is simply a set of rules. <text:s/>Each set of rules which determine how points are calculated will be developed as a module which can be added to or removed from the scorer at any time.</text:p>
          </table:table-cell>
          <table:covered-table-cell/>
          <table:covered-table-cell/>
        </table:table-row>
      </table:table>
      <text:p text:style-name="Standard"/>
      <table:table table:name="Table13" table:style-name="Table13">
        <table:table-column table:style-name="Table13.A" table:number-columns-repeated="3"/>
        <table:table-row>
          <table:table-cell table:style-name="Table13.A1" office:value-type="string">
            <text:p text:style-name="P20">SRS-????</text:p>
          </table:table-cell>
          <table:table-cell table:style-name="Table13.A1" office:value-type="string">
            <text:p text:style-name="P19">Priority: 1</text:p>
          </table:table-cell>
          <table:table-cell table:style-name="Table13.C1" office:value-type="string">
            <text:p text:style-name="P19"/>
          </table:table-cell>
        </table:table-row>
        <table:table-row>
          <table:table-cell table:style-name="Table13.A2" table:number-columns-spanned="3" office:value-type="string">
            <text:p text:style-name="P19"><text:span text:style-name="T4">Text</text:span>: The scorer shall support cross lane bowling.</text:p>
          </table:table-cell>
          <table:covered-table-cell/>
          <table:covered-table-cell/>
        </table:table-row>
        <table:table-row>
          <table:table-cell table:style-name="Table13.A2" table:number-columns-spanned="3" office:value-type="string">
            <text:p text:style-name="Table_20_Contents"><text:span text:style-name="T4">Rationale</text:span>: Cross lane bowling is often used for league bowling and must be supported. <text:s/></text:p>
            <text:p text:style-name="Table_20_Contents">Example: The bowlers start on lane #1 for the first frame, then they switch to lane #2 for the second frame.</text:p>
          </table:table-cell>
          <table:covered-table-cell/>
          <table:covered-table-cell/>
        </table:table-row>
      </table:table>
      <text:p text:style-name="Standard"/>
      <table:table table:name="Table11" table:style-name="Table11">
        <table:table-column table:style-name="Table11.A" table:number-columns-repeated="3"/>
        <table:table-row>
          <table:table-cell table:style-name="Table11.A1" office:value-type="string">
            <text:p text:style-name="P20">SRS-????</text:p>
          </table:table-cell>
          <table:table-cell table:style-name="Table11.A1" office:value-type="string">
            <text:p text:style-name="P19">Priority: 1</text:p>
          </table:table-cell>
          <table:table-cell table:style-name="Table11.C1" office:value-type="string">
            <text:p text:style-name="P19"/>
          </table:table-cell>
        </table:table-row>
        <table:table-row>
          <table:table-cell table:style-name="Table11.A2" table:number-columns-spanned="3" office:value-type="string">
            <text:p text:style-name="P19"><text:span text:style-name="T4">Text</text:span>: The scorer shall use 3 ball frames for scoring.</text:p>
          </table:table-cell>
          <table:covered-table-cell/>
          <table:covered-table-cell/>
        </table:table-row>
        <table:table-row>
          <table:table-cell table:style-name="Table11.A2" table:number-columns-spanned="3" office:value-type="string">
            <text:p text:style-name="Table_20_Contents"><text:span text:style-name="T4">Rationale</text:span>: For 10 pin bowling, the first 2 balls will be used until the 10<text:span text:style-name="T6">th</text:span> frame where the 3<text:span text:style-name="T6">rd</text:span> ball might be used. <text:s/>This will support candle pin bowling (Canada) for future expansion.</text:p>
          </table:table-cell>
          <table:covered-table-cell/>
          <table:covered-table-cell/>
        </table:table-row>
      </table:table>
      <text:p text:style-name="Standard"/>
      <table:table table:name="Table2" table:style-name="Table2">
        <table:table-column table:style-name="Table2.A" table:number-columns-repeated="3"/>
        <table:table-row>
          <table:table-cell table:style-name="Table2.A1" office:value-type="string">
            <text:p text:style-name="P20">SRS-????</text:p>
          </table:table-cell>
          <table:table-cell table:style-name="Table2.A1" office:value-type="string">
            <text:p text:style-name="P19">Priority: 2</text:p>
          </table:table-cell>
          <table:table-cell table:style-name="Table2.C1" office:value-type="string">
            <text:p text:style-name="P19"/>
          </table:table-cell>
        </table:table-row>
        <table:table-row>
          <table:table-cell table:style-name="Table2.A2" table:number-columns-spanned="3" office:value-type="string">
            <text:p text:style-name="P19"><text:span text:style-name="T4">Text</text:span>: The scorer shall support cross lane bowling between any 2 lanes.</text:p>
          </table:table-cell>
          <table:covered-table-cell/>
          <table:covered-table-cell/>
        </table:table-row>
        <table:table-row>
          <table:table-cell table:style-name="Table2.A2" table:number-columns-spanned="3" office:value-type="string">
            <text:p text:style-name="Table_20_Contents"><text:span text:style-name="T4">Rationale</text:span>: <text:s/>Cross lane bowling is normally done between two lanes in the same lane pair. <text:s/>But this system should support cross lane with any lane in the center (in case of a hardware failure, etc).</text:p>
          </table:table-cell>
          <table:covered-table-cell/>
          <table:covered-table-cell/>
        </table:table-row>
      </table:table>
      <text:p text:style-name="Standard"/>
      <table:table table:name="Table14" table:style-name="Table14">
        <table:table-column table:style-name="Table14.A" table:number-columns-repeated="3"/>
        <table:table-row>
          <table:table-cell table:style-name="Table14.A1" office:value-type="string">
            <text:p text:style-name="P20">SRS-????</text:p>
          </table:table-cell>
          <table:table-cell table:style-name="Table14.A1" office:value-type="string">
            <text:p text:style-name="P19">Priority: 1</text:p>
          </table:table-cell>
          <table:table-cell table:style-name="Table14.C1" office:value-type="string">
            <text:p text:style-name="P19"/>
          </table:table-cell>
        </table:table-row>
        <table:table-row>
          <table:table-cell table:style-name="Table14.A2" table:number-columns-spanned="3" office:value-type="string">
            <text:p text:style-name="P19"><text:span text:style-name="T4">Text</text:span>: The scorer shall send the scoring data to the connected subscribers after each ball thrown.</text:p>
          </table:table-cell>
          <table:covered-table-cell/>
          <table:covered-table-cell/>
        </table:table-row>
        <table:table-row>
          <table:table-cell table:style-name="Table14.A2" table:number-columns-spanned="3" office:value-type="string">
            <text:p text:style-name="Table_20_Contents"><text:span text:style-name="T4">Rationale</text:span>: The scorer must publish it's data to keep the display screens up to date.</text:p>
          </table:table-cell>
          <table:covered-table-cell/>
          <table:covered-table-cell/>
        </table:table-row>
      </table:table>
      <text:p text:style-name="Standard"/>
      <table:table table:name="Table15" table:style-name="Table15">
        <table:table-column table:style-name="Table15.A" table:number-columns-repeated="3"/>
        <table:table-row>
          <table:table-cell table:style-name="Table15.A1" office:value-type="string">
            <text:p text:style-name="P20">SRS-????</text:p>
          </table:table-cell>
          <table:table-cell table:style-name="Table15.A1" office:value-type="string">
            <text:p text:style-name="P19">Priority: 5</text:p>
          </table:table-cell>
          <table:table-cell table:style-name="Table15.C1" office:value-type="string">
            <text:p text:style-name="P19"/>
          </table:table-cell>
        </table:table-row>
        <table:table-row>
          <table:table-cell table:style-name="Table15.A2" table:number-columns-spanned="3" office:value-type="string">
            <text:p text:style-name="P19"><text:span text:style-name="T4">Text</text:span>: The scorer shall support “No Tap” games</text:p>
          </table:table-cell>
          <table:covered-table-cell/>
          <table:covered-table-cell/>
        </table:table-row>
        <table:table-row>
          <table:table-cell table:style-name="Table15.A2" table:number-columns-spanned="3" office:value-type="string">
            <text:p text:style-name="Table_20_Contents"><text:span text:style-name="T4">Rationale</text:span>: No Tap games will require access to the pinsetter reset switch. <text:s/>In this game the bowler does not need to knock down all ten pins to score a strike. A no-tap value is assigned to each bowler, which states the number of pins each must knock down to score a strike, and can be from 3 to 9, meaning with a no-tap of 9, if 9 pins are knocked down, it is scored as a strike.</text:p>
          </table:table-cell>
          <table:covered-table-cell/>
          <table:covered-table-cell/>
        </table:table-row>
      </table:table>
      <text:p text:style-name="Standard"><text:soft-page-break/></text:p>
      <table:table table:name="Table16" table:style-name="Table16">
        <table:table-column table:style-name="Table16.A" table:number-columns-repeated="3"/>
        <table:table-row>
          <table:table-cell table:style-name="Table16.A1" office:value-type="string">
            <text:p text:style-name="P20">SRS-????</text:p>
          </table:table-cell>
          <table:table-cell table:style-name="Table16.A1" office:value-type="string">
            <text:p text:style-name="P19">Priority: 4</text:p>
          </table:table-cell>
          <table:table-cell table:style-name="Table16.C1" office:value-type="string">
            <text:p text:style-name="P19"/>
          </table:table-cell>
        </table:table-row>
        <table:table-row>
          <table:table-cell table:style-name="Table16.A2" table:number-columns-spanned="3" office:value-type="string">
            <text:p text:style-name="P19"><text:span text:style-name="T4">Text</text:span>: The scorer shall support “Monte Carlo” games.</text:p>
          </table:table-cell>
          <table:covered-table-cell/>
          <table:covered-table-cell/>
        </table:table-row>
        <table:table-row>
          <table:table-cell table:style-name="Table16.A2" table:number-columns-spanned="3" office:value-type="string">
            <text:p text:style-name="Table_20_Contents"><text:span text:style-name="T4">Rationale</text:span>: <text:s/>This is a game of chance which uses colored pins in the pin deck. When the colored pins are set in a designated position and the bowler records a strike, spare or split, he is awarded a prize from the bowling center. </text:p>
          </table:table-cell>
          <table:covered-table-cell/>
          <table:covered-table-cell/>
        </table:table-row>
      </table:table>
      <text:p text:style-name="Standard"/>
      <table:table table:name="Table17" table:style-name="Table17">
        <table:table-column table:style-name="Table17.A" table:number-columns-repeated="3"/>
        <table:table-row>
          <table:table-cell table:style-name="Table17.A1" office:value-type="string">
            <text:p text:style-name="P20">SRS-????</text:p>
          </table:table-cell>
          <table:table-cell table:style-name="Table17.A1" office:value-type="string">
            <text:p text:style-name="P19">Priority: 3</text:p>
          </table:table-cell>
          <table:table-cell table:style-name="Table17.C1" office:value-type="string">
            <text:p text:style-name="P19"/>
          </table:table-cell>
        </table:table-row>
        <table:table-row>
          <table:table-cell table:style-name="Table17.A2" table:number-columns-spanned="3" office:value-type="string">
            <text:p text:style-name="P19"><text:span text:style-name="T4">Text</text:span>: The scorer shall support “Colored Red Pin” games (Red Head Pin).</text:p>
          </table:table-cell>
          <table:covered-table-cell/>
          <table:covered-table-cell/>
        </table:table-row>
        <table:table-row>
          <table:table-cell table:style-name="Table17.A2" table:number-columns-spanned="3" office:value-type="string">
            <text:p text:style-name="Table_20_Contents"><text:span text:style-name="T4">Rationale</text:span>: This is similar to Monte Carlo although it is played with only one colored pin in the pin deck, and the bowler only receives a prize if they score a strike when the colored pin is the head pin.</text:p>
          </table:table-cell>
          <table:covered-table-cell/>
          <table:covered-table-cell/>
        </table:table-row>
      </table:table>
      <text:p text:style-name="Standard"/>
      <table:table table:name="Table18" table:style-name="Table18">
        <table:table-column table:style-name="Table18.A" table:number-columns-repeated="3"/>
        <table:table-row>
          <table:table-cell table:style-name="Table18.A1" office:value-type="string">
            <text:p text:style-name="P20">SRS-????</text:p>
          </table:table-cell>
          <table:table-cell table:style-name="Table18.A1" office:value-type="string">
            <text:p text:style-name="P19">Priority: 4</text:p>
          </table:table-cell>
          <table:table-cell table:style-name="Table18.C1" office:value-type="string">
            <text:p text:style-name="P19"/>
          </table:table-cell>
        </table:table-row>
        <table:table-row>
          <table:table-cell table:style-name="Table18.A2" table:number-columns-spanned="3" office:value-type="string">
            <text:p text:style-name="P19"><text:span text:style-name="T4">Text</text:span>: The scorer shall support “Odd/Even” games.</text:p>
          </table:table-cell>
          <table:covered-table-cell/>
          <table:covered-table-cell/>
        </table:table-row>
        <table:table-row>
          <table:table-cell table:style-name="Table18.A2" table:number-columns-spanned="3" office:value-type="string">
            <text:p text:style-name="Table_20_Contents"><text:span text:style-name="T4">Rationale</text:span>: In this game there is only 1 ball thrown per frame. If the pinfall is an even number, the frame is scored as a strike. If the pinfall is an odd number, the frame is scored as a spare where the first score of the frame is the pinfall number. </text:p>
          </table:table-cell>
          <table:covered-table-cell/>
          <table:covered-table-cell/>
        </table:table-row>
      </table:table>
      <text:p text:style-name="Standard"/>
      <table:table table:name="Table19" table:style-name="Table19">
        <table:table-column table:style-name="Table19.A" table:number-columns-repeated="3"/>
        <table:table-row>
          <table:table-cell table:style-name="Table19.A1" office:value-type="string">
            <text:p text:style-name="P20">SRS-????</text:p>
          </table:table-cell>
          <table:table-cell table:style-name="Table19.A1" office:value-type="string">
            <text:p text:style-name="P19">Priority: 3</text:p>
          </table:table-cell>
          <table:table-cell table:style-name="Table19.C1" office:value-type="string">
            <text:p text:style-name="P19"/>
          </table:table-cell>
        </table:table-row>
        <table:table-row>
          <table:table-cell table:style-name="Table19.A2" table:number-columns-spanned="3" office:value-type="string">
            <text:p text:style-name="P19"><text:span text:style-name="T4">Text</text:span>: The scorer shall support “Low Ball” games</text:p>
          </table:table-cell>
          <table:covered-table-cell/>
          <table:covered-table-cell/>
        </table:table-row>
        <table:table-row>
          <table:table-cell table:style-name="Table19.A2" table:number-columns-spanned="3" office:value-type="string">
            <text:p text:style-name="Table_20_Contents"><text:span text:style-name="T4">Rationale</text:span>: In Low Ball the lowest possible score wins. The bowler MUST knock down at least one pin for every ball thrown. Gutter balls and misses are counted as 10 points. The lowest possible score is 20. </text:p>
          </table:table-cell>
          <table:covered-table-cell/>
          <table:covered-table-cell/>
        </table:table-row>
      </table:table>
      <text:p text:style-name="Standard"/>
      <table:table table:name="Table20" table:style-name="Table20">
        <table:table-column table:style-name="Table20.A" table:number-columns-repeated="3"/>
        <table:table-row>
          <table:table-cell table:style-name="Table20.A1" office:value-type="string">
            <text:p text:style-name="P20">SRS-????</text:p>
          </table:table-cell>
          <table:table-cell table:style-name="Table20.A1" office:value-type="string">
            <text:p text:style-name="P19">Priority: 5</text:p>
          </table:table-cell>
          <table:table-cell table:style-name="Table20.C1" office:value-type="string">
            <text:p text:style-name="P19"/>
          </table:table-cell>
        </table:table-row>
        <table:table-row>
          <table:table-cell table:style-name="Table20.A2" table:number-columns-spanned="3" office:value-type="string">
            <text:p text:style-name="P19"><text:span text:style-name="T4">Text</text:span>: The scorer shall support “Poker” games.</text:p>
          </table:table-cell>
          <table:covered-table-cell/>
          <table:covered-table-cell/>
        </table:table-row>
        <table:table-row>
          <table:table-cell table:style-name="Table20.A2" table:number-columns-spanned="3" office:value-type="string">
            <text:p text:style-name="Table_20_Contents"><text:span text:style-name="T4">Rationale</text:span>: This incorporates the card game where the best hand wins. The game is played in the traditional way, but for every strike, or spare, a card is dealt. The game is also played in another way in which you are dealt a card for a strike or split. At the end of the game, the best five-card stud poker hand wins the game. Each lane uses a standard 52-card deck. Some rules designate that no more than five cards can be dealt to each player. Others allow an additional card to be drawn each time a bowler gets a spare/strike after reaching five spares/strikes in a game. The additional card can be exchanged with one in the bowler's original 5-card hand, while a card from the hand is discarded.</text:p>
          </table:table-cell>
          <table:covered-table-cell/>
          <table:covered-table-cell/>
        </table:table-row>
      </table:table>
      <text:p text:style-name="Standard"/>
      <table:table table:name="Table21" table:style-name="Table21">
        <table:table-column table:style-name="Table21.A" table:number-columns-repeated="3"/>
        <table:table-row>
          <table:table-cell table:style-name="Table21.A1" office:value-type="string">
            <text:p text:style-name="P20">SRS-????</text:p>
          </table:table-cell>
          <table:table-cell table:style-name="Table21.A1" office:value-type="string">
            <text:p text:style-name="P19">Priority: 1</text:p>
          </table:table-cell>
          <table:table-cell table:style-name="Table21.C1" office:value-type="string">
            <text:p text:style-name="P19"/>
          </table:table-cell>
        </table:table-row>
        <table:table-row>
          <table:table-cell table:style-name="Table21.A2" table:number-columns-spanned="3" office:value-type="string">
            <text:p text:style-name="P19"><text:span text:style-name="T4">Text</text:span>: The scorer shall </text:p>
          </table:table-cell>
          <table:covered-table-cell/>
          <table:covered-table-cell/>
        </table:table-row>
        <table:table-row>
          <table:table-cell table:style-name="Table21.A2" table:number-columns-spanned="3" office:value-type="string">
            <text:p text:style-name="Table_20_Contents"><text:span text:style-name="T4">Rationale</text:span>: <text:s/></text:p>
          </table:table-cell>
          <table:covered-table-cell/>
          <table:covered-table-cell/>
        </table:table-row>
      </table:table>
      <text:p text:style-name="Standard"/>
      <table:table table:name="Table22" table:style-name="Table22">
        <table:table-column table:style-name="Table22.A" table:number-columns-repeated="3"/>
        <table:table-row>
          <table:table-cell table:style-name="Table22.A1" office:value-type="string">
            <text:p text:style-name="P20">SRS-????</text:p>
          </table:table-cell>
          <table:table-cell table:style-name="Table22.A1" office:value-type="string">
            <text:p text:style-name="P19">Priority: 1</text:p>
          </table:table-cell>
          <table:table-cell table:style-name="Table22.C1" office:value-type="string">
            <text:p text:style-name="P19"/>
          </table:table-cell>
        </table:table-row>
        <table:table-row>
          <table:table-cell table:style-name="Table22.A2" table:number-columns-spanned="3" office:value-type="string">
            <text:p text:style-name="P19"><text:span text:style-name="T4">Text</text:span>: The scorer shall </text:p>
          </table:table-cell>
          <table:covered-table-cell/>
          <table:covered-table-cell/>
        </table:table-row>
        <table:table-row>
          <table:table-cell table:style-name="Table22.A2" table:number-columns-spanned="3" office:value-type="string">
            <text:p text:style-name="Table_20_Contents"><text:span text:style-name="T4">Rationale</text:span>:</text:p>
          </table:table-cell>
          <table:covered-table-cell/>
          <table:covered-table-cell/>
        </table:table-row>
      </table:table>
      <text:h text:style-name="Heading_20_2" text:outline-level="2"><text:soft-page-break/>Graphics</text:h>
      <table:table table:name="Table23" table:style-name="Table23">
        <table:table-column table:style-name="Table23.A" table:number-columns-repeated="3"/>
        <table:table-row>
          <table:table-cell table:style-name="Table23.A1" office:value-type="string">
            <text:p text:style-name="P18">SRS-????</text:p>
          </table:table-cell>
          <table:table-cell table:style-name="Table23.A1" office:value-type="string">
            <text:p text:style-name="Table_20_Contents">Priority: 1</text:p>
          </table:table-cell>
          <table:table-cell table:style-name="Table23.C1" office:value-type="string">
            <text:p text:style-name="Table_20_Contents"/>
          </table:table-cell>
        </table:table-row>
        <table:table-row>
          <table:table-cell table:style-name="Table23.A2" table:number-columns-spanned="3" office:value-type="string">
            <text:p text:style-name="Table_20_Contents"><text:span text:style-name="T4">Text</text:span>: The graphics shall support 4 frame and 10 frame score sheets.</text:p>
          </table:table-cell>
          <table:covered-table-cell/>
          <table:covered-table-cell/>
        </table:table-row>
        <table:table-row>
          <table:table-cell table:style-name="Table23.A2" table:number-columns-spanned="3" office:value-type="string">
            <text:p text:style-name="Table_20_Contents"><text:span text:style-name="T4">Rationale</text:span>: <text:s/>The uppers and lowers need to support both kinds of score sheets. <text:s/>They are supported in most commercial scorers.</text:p>
          </table:table-cell>
          <table:covered-table-cell/>
          <table:covered-table-cell/>
        </table:table-row>
      </table:table>
      <text:p text:style-name="Standard"><text:s/></text:p>
      <table:table table:name="Table25" table:style-name="Table25">
        <table:table-column table:style-name="Table25.A" table:number-columns-repeated="3"/>
        <table:table-row>
          <table:table-cell table:style-name="Table25.A1" office:value-type="string">
            <text:p text:style-name="P18">SRS-????</text:p>
          </table:table-cell>
          <table:table-cell table:style-name="Table25.A1" office:value-type="string">
            <text:p text:style-name="Table_20_Contents">Priority: 1</text:p>
          </table:table-cell>
          <table:table-cell table:style-name="Table25.C1" office:value-type="string">
            <text:p text:style-name="Table_20_Contents"/>
          </table:table-cell>
        </table:table-row>
        <table:table-row>
          <table:table-cell table:style-name="Table25.A2" table:number-columns-spanned="3" office:value-type="string">
            <text:p text:style-name="Table_20_Contents"><text:span text:style-name="T4">Text</text:span>: The graphics shall support a screen resolution of 1024 x 768 by default.</text:p>
          </table:table-cell>
          <table:covered-table-cell/>
          <table:covered-table-cell/>
        </table:table-row>
        <table:table-row>
          <table:table-cell table:style-name="Table25.A2" table:number-columns-spanned="3" office:value-type="string">
            <text:p text:style-name="Table_20_Contents"><text:span text:style-name="T4">Rationale</text:span>: <text:s/>Most monitors and TVs support 1024 x 768 as a default resolution.</text:p>
          </table:table-cell>
          <table:covered-table-cell/>
          <table:covered-table-cell/>
        </table:table-row>
      </table:table>
      <text:p text:style-name="Standard"/>
      <table:table table:name="Table26" table:style-name="Table26">
        <table:table-column table:style-name="Table26.A" table:number-columns-repeated="3"/>
        <table:table-row>
          <table:table-cell table:style-name="Table26.A1" office:value-type="string">
            <text:p text:style-name="P18">SRS-????</text:p>
          </table:table-cell>
          <table:table-cell table:style-name="Table26.A1" office:value-type="string">
            <text:p text:style-name="Table_20_Contents">Priority: 1</text:p>
          </table:table-cell>
          <table:table-cell table:style-name="Table26.C1" office:value-type="string">
            <text:p text:style-name="Table_20_Contents"/>
          </table:table-cell>
        </table:table-row>
        <table:table-row>
          <table:table-cell table:style-name="Table26.A2" table:number-columns-spanned="3" office:value-type="string">
            <text:p text:style-name="Table_20_Contents"><text:span text:style-name="T4">Text</text:span>: The graphics shall scale accordingly to resolutions as small as 480 x 320.</text:p>
          </table:table-cell>
          <table:covered-table-cell/>
          <table:covered-table-cell/>
        </table:table-row>
        <table:table-row>
          <table:table-cell table:style-name="Table26.A2" table:number-columns-spanned="3" office:value-type="string">
            <text:p text:style-name="Table_20_Contents"><text:span text:style-name="T4">Rationale</text:span>: <text:s/>The lowers may need to be cheap (and small) monitors (like headrest displays for cars) which may not support 1024 x 768. <text:s/>The graphics engine can determine the size and begin removing non-essential items of the scoresheet as the resolution gets lower.</text:p>
          </table:table-cell>
          <table:covered-table-cell/>
          <table:covered-table-cell/>
        </table:table-row>
      </table:table>
      <text:p text:style-name="Standard"/>
      <table:table table:name="Table27" table:style-name="Table27">
        <table:table-column table:style-name="Table27.A" table:number-columns-repeated="3"/>
        <table:table-row>
          <table:table-cell table:style-name="Table27.A1" office:value-type="string">
            <text:p text:style-name="P18">SRS-????</text:p>
          </table:table-cell>
          <table:table-cell table:style-name="Table27.A1" office:value-type="string">
            <text:p text:style-name="Table_20_Contents">Priority: 1</text:p>
          </table:table-cell>
          <table:table-cell table:style-name="Table27.C1" office:value-type="string">
            <text:p text:style-name="Table_20_Contents"/>
          </table:table-cell>
        </table:table-row>
        <table:table-row>
          <table:table-cell table:style-name="Table27.A2" table:number-columns-spanned="3" office:value-type="string">
            <text:p text:style-name="Table_20_Contents"><text:span text:style-name="T4">Text</text:span>: The graphics shall be designed to support touchscreen interfaces with single click widgets.</text:p>
          </table:table-cell>
          <table:covered-table-cell/>
          <table:covered-table-cell/>
        </table:table-row>
        <table:table-row>
          <table:table-cell table:style-name="Table27.A2" table:number-columns-spanned="3" office:value-type="string">
            <text:p text:style-name="Table_20_Contents"><text:span text:style-name="T4">Rationale</text:span>: <text:s/>There are no mouse wheels or other input devices in most cases. <text:s/>So the screens will need to have a simple single click interface to select or highlight items on the screen.</text:p>
          </table:table-cell>
          <table:covered-table-cell/>
          <table:covered-table-cell/>
        </table:table-row>
      </table:table>
      <text:p text:style-name="Standard"/>
      <table:table table:name="Table28" table:style-name="Table28">
        <table:table-column table:style-name="Table28.A" table:number-columns-repeated="3"/>
        <table:table-row>
          <table:table-cell table:style-name="Table28.A1" office:value-type="string">
            <text:p text:style-name="P18">SRS-????</text:p>
          </table:table-cell>
          <table:table-cell table:style-name="Table28.A1" office:value-type="string">
            <text:p text:style-name="Table_20_Contents">Priority: 1</text:p>
          </table:table-cell>
          <table:table-cell table:style-name="Table28.C1" office:value-type="string">
            <text:p text:style-name="Table_20_Contents"/>
          </table:table-cell>
        </table:table-row>
        <table:table-row>
          <table:table-cell table:style-name="Table28.A2" table:number-columns-spanned="3" office:value-type="string">
            <text:p text:style-name="Table_20_Contents"><text:span text:style-name="T4">Text</text:span>: The graphics shall support scalable graphics to fit different screen resolutions up to 1920 x 1200 for large screens.</text:p>
          </table:table-cell>
          <table:covered-table-cell/>
          <table:covered-table-cell/>
        </table:table-row>
        <table:table-row>
          <table:table-cell table:style-name="Table28.A2" table:number-columns-spanned="3" office:value-type="string">
            <text:p text:style-name="Table_20_Contents"><text:span text:style-name="T4">Rationale</text:span>: <text:s/>The uppers may have large LCD screens supporting higher resolutions (1920 x 1200 or higher)</text:p>
          </table:table-cell>
          <table:covered-table-cell/>
          <table:covered-table-cell/>
        </table:table-row>
      </table:table>
      <text:p text:style-name="Standard"/>
      <table:table table:name="Table24" table:style-name="Table24">
        <table:table-column table:style-name="Table24.A" table:number-columns-repeated="3"/>
        <table:table-row>
          <table:table-cell table:style-name="Table24.A1" office:value-type="string">
            <text:p text:style-name="P18">SRS-????</text:p>
          </table:table-cell>
          <table:table-cell table:style-name="Table24.A1" office:value-type="string">
            <text:p text:style-name="Table_20_Contents">Priority: 1</text:p>
          </table:table-cell>
          <table:table-cell table:style-name="Table24.C1" office:value-type="string">
            <text:p text:style-name="Table_20_Contents"/>
          </table:table-cell>
        </table:table-row>
        <table:table-row>
          <table:table-cell table:style-name="Table24.A2" table:number-columns-spanned="3" office:value-type="string">
            <text:p text:style-name="Table_20_Contents"><text:span text:style-name="T4">Text</text:span>: The graphics shall support multiple languages.</text:p>
          </table:table-cell>
          <table:covered-table-cell/>
          <table:covered-table-cell/>
        </table:table-row>
        <table:table-row>
          <table:table-cell table:style-name="Table24.A2" table:number-columns-spanned="3" office:value-type="string">
            <text:p text:style-name="Table_20_Contents"><text:span text:style-name="T4">Rationale</text:span>: <text:s/>The software will support different languages.</text:p>
          </table:table-cell>
          <table:covered-table-cell/>
          <table:covered-table-cell/>
        </table:table-row>
      </table:table>
      <text:p text:style-name="Standard"/>
      <table:table table:name="Table29" table:style-name="Table29">
        <table:table-column table:style-name="Table29.A" table:number-columns-repeated="3"/>
        <table:table-row>
          <table:table-cell table:style-name="Table29.A1" office:value-type="string">
            <text:p text:style-name="P18">SRS-????</text:p>
          </table:table-cell>
          <table:table-cell table:style-name="Table29.A1" office:value-type="string">
            <text:p text:style-name="Table_20_Contents">Priority: 1</text:p>
          </table:table-cell>
          <table:table-cell table:style-name="Table29.C1" office:value-type="string">
            <text:p text:style-name="Table_20_Contents"/>
          </table:table-cell>
        </table:table-row>
        <table:table-row>
          <table:table-cell table:style-name="Table29.A2" table:number-columns-spanned="3" office:value-type="string">
            <text:p text:style-name="Table_20_Contents"><text:span text:style-name="T4">Text</text:span>: <text:s/>Any text that is displayed shall be loaded from a file or database to support translation.</text:p>
          </table:table-cell>
          <table:covered-table-cell/>
          <table:covered-table-cell/>
        </table:table-row>
        <table:table-row>
          <table:table-cell table:style-name="Table29.A2" table:number-columns-spanned="3" office:value-type="string">
            <text:p text:style-name="Table_20_Contents"><text:span text:style-name="T4">Rationale</text:span>: <text:s/>Transition files will be needed to support multiple languages. <text:s/>The files need to be easy to translate by describing the context of the word or phrases.</text:p>
          </table:table-cell>
          <table:covered-table-cell/>
          <table:covered-table-cell/>
        </table:table-row>
      </table:table>
      <text:p text:style-name="Standard"/>
      <text:p text:style-name="Text_20_body">Screens for scoring should be scalable to many sizes. <text:s/>May be embedded in a frame of a window to sports scores can scroll across the bottom and other information can be displayed in other frames.</text:p>
      <text:p text:style-name="Text_20_body"/>
      <text:h text:style-name="Heading_20_2" text:outline-level="2"><text:soft-page-break/>Front Desk</text:h>
      <text:p text:style-name="Text_20_body">Intercom (VOIP) system – low priority</text:p>
      <text:h text:style-name="Heading_20_1" text:outline-level="1">External Interface Requirements</text:h>
      <text:h text:style-name="Heading_20_2" text:outline-level="2">User Interfaces</text:h>
      <text:p text:style-name="Text_20_body">---- Brainstorming Start ------</text:p>
      <text:p text:style-name="Text_20_body">Upper Display</text:p>
      <text:list xml:id="list37322702" text:style-name="L4">
        <text:list-item>
          <text:p text:style-name="P25">Fullscreen – Standard default scoresheet with specific elements controlled by either the Lower or Front Desk.</text:p>
        </text:list-item>
        <text:list-item>
          <text:p text:style-name="P25">PIP-Minimized – A basic subset of current bowling information for use with PIP where the scoresheet is the minimal picture</text:p>
        </text:list-item>
        <text:list-item>
          <text:p text:style-name="P25">PIP-Maximized – A subset of the fullscreen scoresheet allowing a smaller PIP screen for TV viewing in one of the corners of the scoresheet.</text:p>
        </text:list-item>
        <text:list-item>
          <text:p text:style-name="P25">Activescreen – Primarily (80% to 90%) a scoresheet display with other web-driven data streamed in either on the side, scrolling along the bottom, etc.</text:p>
        </text:list-item>
      </text:list>
      <text:p text:style-name="Text_20_body">Lower Display / User Input</text:p>
      <text:list xml:id="list37327255" text:style-name="L5">
        <text:list-item>
          <text:p text:style-name="P26">Manage Bowlers – Add, Modify, Delete, Re-order bowler names.</text:p>
        </text:list-item>
        <text:list-item>
          <text:p text:style-name="P26">Skip Bowler – Allow skipping of a bowler; allowing bowlers to continue bowling while one or more bowlers are getting food or having a restroom break.</text:p>
        </text:list-item>
        <text:list-item>
          <text:p text:style-name="P26">Score Correct – Allow bowlers to adjust scoring if the automated scorer makes a mistake.</text:p>
        </text:list-item>
        <text:list-item>
          <text:p text:style-name="P26">Content – Allow bowlers to adjust themes and or display layouts and layout-elements for their bowling session (including the display on the Uppers).</text:p>
        </text:list-item>
        <text:list-item>
          <text:p text:style-name="P26">Language Selection – Change to one of the supported languages. <text:s/>English is the default.</text:p>
        </text:list-item>
      </text:list>
      <text:p text:style-name="Text_20_body">Front Desk</text:p>
      <text:list xml:id="list37318593" text:style-name="L6">
        <text:list-item>
          <text:p text:style-name="P27">Mainscreen – &lt;I think this should be a setting where each center can define what primary information they want displayed.&gt; <text:s/>{ Active Lanes, Bowler Information, other ideas? }</text:p>
        </text:list-item>
        <text:list-item>
          <text:p text:style-name="P27">Select Scoresheets – Pull up a specific scoresheet and manage bowlers (see User Interfaces for Lowers), score correction, content, language selection, print scoresheet. <text:s/>With the exception of printing scoresheets, the options here should mirror functionality of the Lowers for two reasons. <text:s/>First, many bowlers will be unfamiliar with computers and will not want to interact with the Lower interface. <text:s/>Second, in setting up multiple lanes at a time for a schedule, the front desk operator should only have to adjust settings in one location and apply to any selected lanes.</text:p>
        </text:list-item>
        <text:list-item>
          <text:p text:style-name="P27">Scheduling – Schedule events on a timeline; Uppers (if present) and Lowers will become active when a new bowling session is scheduled to begin from the schedule.</text:p>
        </text:list-item>
        <text:list-item>
          <text:p text:style-name="P27">Display Logs – Display or print logs or errors that are encountered from any of the units.</text:p>
        </text:list-item>
      </text:list>
      <text:p text:style-name="Text_20_body"><text:soft-page-break/>---- Brainstorming End ------</text:p>
      <text:p text:style-name="Text_20_body"/>
      <text:p text:style-name="Text_20_body">&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xt_20_body">Serial port (TV and pinsetters), USB 2.0 (2 ports min - TV, web cams), Graphics (RBG/VGA, HDMI), Ethernet, pointing devices (touchscreen, mouse)</text:p>
      <text:p text:style-name="Text_20_body">TV interfaces – turn on/off, switch channel (serial interface?)</text:p>
      <text:p text:style-name="Text_20_body">COTS hardware when available</text:p>
      <text:p text:style-name="Text_20_body">Switch or proximity sensor for pinsetter ball thrown</text:p>
      <text:p text:style-name="Text_20_body"/>
      <text:p text:style-name="Text_20_body">&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xt_20_body">Use expat or libxml2 or equivalent for XML encoding</text:p>
      <text:p text:style-name="Text_20_body">XML for network interfaces. <text:s/>Supports UTF-8 &amp; UTF-16 for Unicode encoding. <text:s/>Use the XML declaration to define the encoding. Exception is data packets (web cam picture, etc) TFTP or FTP?</text:p>
      <text:p text:style-name="Text_20_body"/>
      <text:p text:style-name="Text_20_body">&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 (ICD)</text:h>
      <text:p text:style-name="Text_20_body">All communications will occur over TCP/IP.</text:p>
      <text:p text:style-name="Text_20_body">Create an ICD</text:p>
      <text:p text:style-name="Text_20_body">Heart beat message for each device (once a second).</text:p>
      <text:p text:style-name="Text_20_body"><text:soft-page-break/>Error reporting (XML parsing errors, etc)</text:p>
      <text:p text:style-name="Text_20_body">Software updates (TFTP or FTP). <text:s/>Have to update the read-only partition, etc?</text:p>
      <text:p text:style-name="Text_20_body">Heart beat messages</text:p>
      <text:p text:style-name="Text_20_body">Send ball thrown status over network once a second or on transitions</text:p>
      <text:p text:style-name="Text_20_body"/>
      <text:p text:style-name="Text_20_body">&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Text_20_body">Startup within 3 minutes (2 preferred)</text:p>
      <text:p text:style-name="Text_20_body">Sample hardware on startup and load the proper drivers.</text:p>
      <text:p text:style-name="Text_20_body">Multi-threaded to keep performance high.</text:p>
      <text:p text:style-name="Text_20_body">Interrupt based – not polling</text:p>
      <text:p text:style-name="Text_20_body"/>
      <text:p text:style-name="Text_20_body">&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Environmental Requirements</text:h>
      <text:p text:style-name="Text_20_body">No moving or spinning parts – all solid state, because of high vibration and shock</text:p>
      <text:p text:style-name="Text_20_body">Maintenance: the cameras will need to cleaned regularly especially in smokey environments</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soft-page-break/>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xt_20_body">Configuration capture utility</text:p>
      <text:p text:style-name="Text_20_body">Configuration files to setup the computers (web cam drivers, lane number, host name, etc)</text:p>
      <text:p text:style-name="Text_20_body">Log files (flash memory with limited writes)</text:p>
      <text:p text:style-name="Standard"/>
      <table:table table:name="Table31" table:style-name="Table31">
        <table:table-column table:style-name="Table31.A" table:number-columns-repeated="3"/>
        <table:table-row>
          <table:table-cell table:style-name="Table31.A1" office:value-type="string">
            <text:p text:style-name="P20">SRS-????</text:p>
          </table:table-cell>
          <table:table-cell table:style-name="Table31.A1" office:value-type="string">
            <text:p text:style-name="P19">Priority: 1</text:p>
          </table:table-cell>
          <table:table-cell table:style-name="Table31.C1" office:value-type="string">
            <text:p text:style-name="P19"/>
          </table:table-cell>
        </table:table-row>
        <table:table-row>
          <table:table-cell table:style-name="Table31.A2" table:number-columns-spanned="3" office:value-type="string">
            <text:p text:style-name="P19"><text:span text:style-name="T4">Text</text:span>: The scorer shall </text:p>
          </table:table-cell>
          <table:covered-table-cell/>
          <table:covered-table-cell/>
        </table:table-row>
        <table:table-row>
          <table:table-cell table:style-name="Table31.A2" table:number-columns-spanned="3" office:value-type="string">
            <text:p text:style-name="Table_20_Contents"><text:span text:style-name="T4">Rationale</text:span>: <text:s/></text:p>
          </table:table-cell>
          <table:covered-table-cell/>
          <table:covered-table-cell/>
        </table:table-row>
      </table:table>
      <text:p text:style-name="Standard"/>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Text_20_body">Support up to 40 lanes for small to medium centers (normal 10 or less).</text:p>
      <text:p text:style-name="Text_20_body">ERIC NOTE: I disagree with this statement. <text:s/>Why limit to 40? <text:s/>System should be indifferent. <text:s/>If anything, we should have built-in timing checks which indicate warnings to the front desk that the number of connected devices is non-optimal for responsiveness. <text:s/>The warning should be logged and appear on the front desk via a modal alert. <text:s/>The operators should have to confirm that they want to continue or indicate an approximation (and possibly a list) of devices which will need to be ignored in order to maintain timing.</text:p>
      <text:p text:style-name="Text_20_body"/>
      <text:p text:style-name="Text_20_body">&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soft-page-break/>Appendix B: Analysis Models</text:p>
      <text:p text:style-name="template">&lt;Optionally, include any pertinent analysis models, such as data flow diagrams, class diagrams, state-transition diagrams, or entity-relationship diagrams<text:span text:style-name="T1">.&gt;</text:span></text:p>
      <text:p text:style-name="TOCEntry">Appendix C: Issues List</text:p>
      <text:p text:style-name="template">&lt; This is a dynamic list of the open requirements issues that remain to be resolved, including TBDs, pending decisions, information that is needed, conflicts awaiting resolution, and the like.&gt;</text:p>
      <text:p text:style-name="P5"/>
      <text:p text:style-name="P5"/>
      <text:p text:style-name="P14"/>
      <text:p text:style-name="P5"/>
      <text:p text:style-name="P5">Utilities:</text:p>
      <text:list xml:id="list37322338" text:style-name="L7">
        <text:list-item>
          <text:p text:style-name="P30">Configuration file to sum up all relevant software versions</text:p>
        </text:list-item>
        <text:list-item>
          <text:p text:style-name="P30">Pinsetter ball indicator</text:p>
        </text:list-item>
        <text:list-item>
          <text:p text:style-name="P30">Software updater / installer</text:p>
        </text:list-item>
        <text:list-item>
          <text:p text:style-name="P30">Testing software. <text:s/>BIT – Built In Test software to help troubleshoot issues.</text:p>
        </text:list-item>
        <text:list-item>
          <text:p text:style-name="P30">Assign IP addresses and/or host names for the devices (before first use)</text:p>
        </text:list-item>
        <text:list-item>
          <text:p text:style-name="P30">Pinsetter simulator for testing the uppers and lowers.</text:p>
        </text:list-item>
        <text:list-item>
          <text:p text:style-name="P30">Graphics FPS checking uti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fo:line-height="0.1528in" fo:text-align="justify" style:justify-single-word="false"/>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fo:line-height="0.1528in" fo:text-align="justify" style:justify-single-word="false"/>
      <style:text-properties style:font-name="Arial"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fo:line-height="0.1528in" fo:text-align="justify" style:justify-single-word="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fo:line-height="0.1528in" fo:text-align="justify" style:justify-single-word="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fo:line-height="0.1528in" fo:text-align="justify" style:justify-single-word="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1" style:family="paragraph" style:parent-style-name="Text_20_body" style:class="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6.6874in" style:type="right"/>
        </style:tab-stops>
      </style:paragraph-properties>
    </style:style>
    <style:page-layout style:name="Mpm1">
      <style:page-layout-properties fo:page-width="8.5in" fo:page-height="11in" style:num-format="i" style:print-orientation="portrait" fo:margin-top="0.9in" fo:margin-bottom="0.5in" fo:margin-left="0.9in" fo:margin-right="0.9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2">
      <style:page-layout-properties fo:page-width="8.5in" fo:page-height="11in" style:num-format="i" style:print-orientation="portrait" fo:margin-top="0.9in" fo:margin-bottom="0.9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0.9in" fo:margin-right="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9in" fo:margin-bottom="0.5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3598in" style:dynamic-spacing="tru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MyHeader1">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4</text:page-number></text:p>
      </style:footer>
    </style:master-page>
    <style:master-page style:name="First_20_Page" style:display-name="First Page" style:page-layout-name="Mpm2" style:next-style-name="Standard"/>
    <style:master-page style:name="Convert_20_1" style:display-name="Convert 1" style:page-layout-name="Mpm3">
      <style:header>
        <text:p text:style-name="Header"/>
      </style:header>
      <style:footer>
        <text:p text:style-name="Footer"/>
      </style:footer>
    </style:master-page>
    <style:master-page style:name="MyHeader1" style:page-layout-name="Mpm4">
      <style:header>
        <text:p text:style-name="Header">SRS for <text:variable-get text:name="Project" office:value-type="string">The OpenBowling Project</text:variable-get><text:tab/><text:tab/>Version <text:variable-get text:name="Version" office:value-type="string">0.xx</text:variable-get></text:p>
      </style:header>
      <style:footer>
        <text:p text:style-name="MP1"><text:tab/><text:tab/>Page <text:page-number text:select-page="current">14</text:page-number></text:p>
      </style:footer>
    </style:master-page>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Requirements Specification for OpenBowling</dc:title>
    <dc:subject>SRS for OpenBowling</dc:subject>
    <meta:initial-creator>Karl Wiegers</meta:initial-creator>
    <meta:creation-date>2009-11-11T18:35:00</meta:creation-date>
    <dc:creator>Matt Mead</dc:creator>
    <dc:date>2009-12-09T17:28:27.14</dc:date>
    <meta:editing-cycles>96</meta:editing-cycles>
    <meta:editing-duration>PT38H27M31S</meta:editing-duration>
    <meta:generator>OpenOffice.org/3.1$Win32 OpenOffice.org_project/310m19$Build-9420</meta:generator>
    <meta:keyword>OpenBowling</meta:keyword>
    <meta:document-statistic meta:table-count="31" meta:image-count="0" meta:object-count="0" meta:page-count="16" meta:paragraph-count="321" meta:word-count="4298" meta:character-count="26361"/>
    <meta:user-defined meta:name="Info 4"/>
    <meta:user-defined meta:name="Project">The OpenBowling Project</meta:user-defined>
    <meta:user-defined meta:name="dgnword-docGUID">{2CC74E0D-E94F-445A-8743-4FB3C5B198CA}</meta:user-defined>
    <meta:user-defined meta:name="dgnword-eventsink">22325624</meta:user-defined>
  </office:meta>
</office:document-meta>
</file>